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4.55" calcext:value-type="float">
            <text:p>94,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4.98" calcext:value-type="float">
            <text:p>94,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4.89" calcext:value-type="float">
            <text:p>94,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3.22" calcext:value-type="float">
            <text:p>93,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5.23" calcext:value-type="float">
            <text:p>95,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4.76" calcext:value-type="float">
            <text:p>94,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3.32" calcext:value-type="float">
            <text:p>93,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4.59" calcext:value-type="float">
            <text:p>94,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4.59" calcext:value-type="float">
            <text:p>94,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4.76" calcext:value-type="float">
            <text:p>94,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4.489" calcext:value-type="float">
            <text:p>94,489</text:p>
          </table:table-cell>
          <table:table-cell table:formula="of:=AVERAGE([.C2:.C11])" office:value-type="string" office:string-value="" calcext:value-type="error">
            <text:p>#DIV/0!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" calcext:value-type="float">
            <text:p>0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2:09:50.233846841</meta:creation-date>
    <dc:date>2018-01-17T02:11:58.378028217</dc:date>
    <meta:editing-duration>PT2M11S</meta:editing-duration>
    <meta:editing-cycles>2</meta:editing-cycles>
    <meta:generator>LibreOffice/5.1.6.2$Linux_X86_64 LibreOffice_project/10m0$Build-2</meta:generator>
    <meta:document-statistic meta:table-count="1" meta:cell-count="72" meta:object-count="0"/>
  </office:meta>
</office:document-meta>
</file>